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_20_Spacing">
      <style:text-properties officeooo:paragraph-rsid="0019cfd1"/>
    </style:style>
    <style:style style:name="P2" style:family="paragraph" style:parent-style-name="No_20_Spacing" style:master-page-name="Standard">
      <style:paragraph-properties style:page-number="auto"/>
    </style:style>
    <style:style style:name="T1" style:family="text">
      <style:text-properties officeooo:rsid="0019cf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’era una volta un bambino come tanti altri, vivace ed energico, pieno di vita e di sogni.</text:p>
      <text:p text:style-name="P1">Poi, qualcosa successe…un bruttissimo incidente, uno che lo avrebbe segnato profondamente.<text:line-break/>La sua mente ne uscì terribilmente danneggiata, frammentata, divisa…e l’uno divenne due.<text:line-break/>Jonny e Kenny, il risultato di un grave disturbo della personalità multipla, due menti, due bambini costretti a condividere un corpo in un ambiente in cui non possono vivere.<text:line-break/>Jonny è agorafobico, incapace di restare all’aperto, terrorizzato dall’ampio cielo e confuso quando non vede delle mura attorno a sé, riesce a trovare pace e conforto solamente all’interno della sua casa, della sua cameretta.<text:line-break/>Kenny è claustrofobico, anche solo restare in una stanza lo fa sentire soffocare, restare avvolto nelle coperte lo fa andare nel panico e solo sentire il vento addosso, avere la libertà di correre senza limiti e sentire spazi sconfinati attorno a lui gli permettono di sopravvivere.<text:line-break/>Queste due personalità così diametralmente opposte si sono combattute fin dal primo secondo, ogni volta che erano da soli o senza controllo, fosse perché i genitori dormivano, perché la babysitter è distratta o semplicemente perché in quel momento nessuno li sta guardando o fermando.<text:line-break/>Tuttavia questa sfida che dura da tempo è destinata a finire stanotte.<text:line-break/>Ormai entrambi sono allo stremo delle loro forze, le loro menti già danneggiate non sono più capaci di reggere lo sforzo e il terrore…questa sarà l’ultima <text:span text:style-name="T1">battaglia</text:span>.<text:line-break/>Kenny cercherà disperatamente di raggiungere l’agognata libertà con tutte le sue forze, a qualsiasi costo raggiungerà il cancello del giardino, scappando finalmente da quella prigione.</text:p>
      <text:p text:style-name="No_20_Spacing">Jonny farà di tutto per restare al sicuro nella sua casa, aggrappandosi a tutto quello che lo fa sentire protetto, pur di non perdersi in quell’ambiente sconfinato.<text:line-break/>Questo perché all’alba, uno dei due scomparirà per sempre.</text:p>
      <text:p text:style-name="No_20_Spacing">Ma quale dei due, è ancora da decidere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F" style:font-size-asian="11pt" style:language-asian="it" style:country-asian="IT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false" style:font-name-asian="F" style:font-size-asian="11pt" style:language-asian="it" style:country-asian="IT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ente Windows</meta:initial-creator>
    <meta:editing-cycles>4</meta:editing-cycles>
    <meta:creation-date>2019-01-26T12:56:00</meta:creation-date>
    <dc:date>2019-01-26T15:46:52.517000000</dc:date>
    <meta:editing-duration>PT33M</meta:editing-duration>
    <meta:generator>LibreOffice/6.1.3.2$Windows_X86_64 LibreOffice_project/86daf60bf00efa86ad547e59e09d6bb77c699acb</meta:generator>
    <meta:document-statistic meta:table-count="0" meta:image-count="0" meta:object-count="0" meta:page-count="1" meta:paragraph-count="4" meta:word-count="301" meta:character-count="1922" meta:non-whitespace-character-count="162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